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23bb2"/>
    </style:style>
    <style:style style:name="P2" style:family="paragraph" style:parent-style-name="Standard">
      <style:text-properties officeooo:paragraph-rsid="00157565"/>
    </style:style>
    <style:style style:name="P3" style:family="paragraph" style:parent-style-name="Standard">
      <style:text-properties officeooo:rsid="00157565" officeooo:paragraph-rsid="00157565"/>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6" style:family="paragraph" style:parent-style-name="Standard">
      <style:text-properties officeooo:rsid="00157565" officeooo:paragraph-rsid="00157565"/>
    </style:style>
    <style:style style:name="P7" style:family="paragraph" style:parent-style-name="Standard">
      <style:text-properties fo:color="#008080" style:font-name="Monospace" fo:font-size="10pt" officeooo:rsid="00157565" officeooo:paragraph-rsid="00157565" style:font-size-asian="10pt"/>
    </style:style>
    <style:style style:name="T1" style:family="text">
      <style:text-properties officeooo:rsid="00123bb2"/>
    </style:style>
    <style:style style:name="T2" style:family="text">
      <style:text-properties officeooo:rsid="00157565"/>
    </style:style>
    <style:style style:name="T3" style:family="text">
      <style:text-properties fo:color="#008080" style:font-name="Monospace" fo:font-size="10pt" style:font-size-asian="10pt"/>
    </style:style>
    <style:style style:name="T4" style:family="text">
      <style:text-properties fo:color="#3f7f7f" style:font-name="Monospace" fo:font-size="10pt" style:font-size-asian="10pt"/>
    </style:style>
    <style:style style:name="T5" style:family="text">
      <style:text-properties style:font-name="Monospace" fo:font-size="10pt" style:font-size-asian="10pt"/>
    </style:style>
    <style:style style:name="T6" style:family="text">
      <style:text-properties fo:color="#7f007f" style:font-name="Monospace" fo:font-size="10pt" style:font-size-asian="10pt"/>
    </style:style>
    <style:style style:name="T7" style:family="text">
      <style:text-properties fo:color="#3c3c3c" style:font-name="Monospace" fo:font-size="10pt" style:font-size-asian="10pt"/>
    </style:style>
    <style:style style:name="T8" style:family="text">
      <style:text-properties fo:color="#3c3c3c" style:font-name="Monospace" fo:font-size="10pt" style:text-underline-style="solid" style:text-underline-width="auto" style:text-underline-color="font-color" style:font-size-asian="10pt"/>
    </style:style>
    <style:style style:name="T9" style:family="text">
      <style:text-properties fo:color="#2a00ff" style:font-name="Monospace" fo:font-size="10pt" fo:font-style="italic" style:font-size-asian="10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package com.servlet;</text:p>
      <text:p text:style-name="P3"/>
      <text:p text:style-name="P3">import java.io.IOException;</text:p>
      <text:p text:style-name="P3">import java.io.PrintWriter;</text:p>
      <text:p text:style-name="P3"/>
      <text:p text:style-name="P3">import javax.servlet.ServletException;</text:p>
      <text:p text:style-name="P3">import javax.servlet.annotation.WebServlet;</text:p>
      <text:p text:style-name="P3">import javax.servlet.http.HttpServlet;</text:p>
      <text:p text:style-name="P3">import javax.servlet.http.HttpServletRequest;</text:p>
      <text:p text:style-name="P3">import javax.servlet.http.HttpServletResponse;</text:p>
      <text:p text:style-name="P3"/>
      <text:p text:style-name="P3">/**</text:p>
      <text:p text:style-name="P3"><text:s/>* Servlet implementation class FirstServlet</text:p>
      <text:p text:style-name="P3"><text:s/>*/</text:p>
      <text:p text:style-name="P3">@WebServlet("/FirstServlet")</text:p>
      <text:p text:style-name="P3">public class FirstServlet extends HttpServlet {</text:p>
      <text:p text:style-name="P3"><text:tab/>private static final long serialVersionUID = 1L;</text:p>
      <text:p text:style-name="P3"/>
      <text:p text:style-name="P3"><text:tab/>/**</text:p>
      <text:p text:style-name="P3"><text:tab/> * @see HttpServlet#doGet(HttpServletRequest request, HttpServletResponse response)</text:p>
      <text:p text:style-name="P3"><text:tab/> */</text:p>
      <text:p text:style-name="P3"><text:tab/>protected void doGet(HttpServletRequest request, HttpServletResponse response) throws ServletException, IOException {</text:p>
      <text:p text:style-name="P3"><text:tab/><text:tab/>PrintWriter pw = response.getWriter();</text:p>
      <text:p text:style-name="P3"><text:tab/><text:tab/>pw.println("&lt;h1&gt;Hello World&lt;/h1&gt;");</text:p>
      <text:p text:style-name="P3"><text:tab/>}</text:p>
      <text:p text:style-name="P3"/>
      <text:p text:style-name="P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2)</text:span>In ddoGet is called in response to an HTTP GET request <text:span text:style-name="T1">while </text:span>doPost is called in response to an HTTP POST request</text:p>
      <text:p text:style-name="P1"><text:span text:style-name="T1">d</text:span>oGet Method the parameters are appended to the URL and sent along with header information In doPost, parameters are sent in separate line in the body </text:p>
      <text:p text:style-name="Standard">Maximum size of data that can be sent using doget is 240 bytes There is no maximum size for data </text:p>
      <text:p text:style-name="Standard">Parameters are not encrypted Parameters are encrypted </text:p>
      <text:p text:style-name="Standard">DoGet method generally is used to query or to get some information from the server Dopost is generally used to update or post some information to the server </text:p>
      <text:p text:style-name="Standard">DoGet is faster if we set the response content length since the same connection is used. Thus increasing the performance DoPost is slower compared to doGet since doPost does not write the content length </text:p>
      <text:p text:style-name="Standard"/>
      <text:p text:style-name="Standard"><text:soft-page-break/></text:p>
      <text:p text:style-name="P3">html </text:p>
      <text:p text:style-name="P3"><text:span text:style-name="T3">&lt;!</text:span><text:span text:style-name="T4">DOCTYPE</text:span><text:span text:style-name="T5"> </text:span><text:span text:style-name="T3">html&gt;</text:span></text:p>
      <text:p text:style-name="P4"><text:span text:style-name="T3">&lt;</text:span><text:span text:style-name="T4">html</text:span><text:span text:style-name="T3">&gt;</text:span></text:p>
      <text:p text:style-name="P4"><text:span text:style-name="T3">&lt;</text:span><text:span text:style-name="T4">head</text:span><text:span text:style-name="T3">&gt;</text:span></text:p>
      <text:p text:style-name="P4"><text:span text:style-name="T3">&lt;</text:span><text:span text:style-name="T4">meta</text:span><text:span text:style-name="T5"> </text:span><text:span text:style-name="T6">charset</text:span><text:span text:style-name="T7">=</text:span><text:span text:style-name="T9">"UTF-8"</text:span><text:span text:style-name="T3">&gt;</text:span></text:p>
      <text:p text:style-name="P4"><text:span text:style-name="T3">&lt;</text:span><text:span text:style-name="T4">title</text:span><text:span text:style-name="T3">&gt;</text:span><text:span text:style-name="T7">Insert title here</text:span><text:span text:style-name="T3">&lt;/</text:span><text:span text:style-name="T4">title</text:span><text:span text:style-name="T3">&gt;</text:span></text:p>
      <text:p text:style-name="P4"><text:span text:style-name="T3">&lt;/</text:span><text:span text:style-name="T4">head</text:span><text:span text:style-name="T3">&gt;</text:span></text:p>
      <text:p text:style-name="P4"><text:span text:style-name="T3">&lt;</text:span><text:span text:style-name="T4">body</text:span><text:span text:style-name="T3">&gt;</text:span></text:p>
      <text:p text:style-name="P5"/>
      <text:p text:style-name="P4"><text:span text:style-name="T3">&lt;</text:span><text:span text:style-name="T4">form</text:span><text:span text:style-name="T5"> </text:span><text:span text:style-name="T6">action</text:span><text:span text:style-name="T7">=</text:span><text:span text:style-name="T9">"newservlet"</text:span><text:span text:style-name="T5"> </text:span><text:span text:style-name="T6">method</text:span><text:span text:style-name="T7">=</text:span><text:span text:style-name="T9">"post"</text:span><text:span text:style-name="T3">&gt;</text:span></text:p>
      <text:p text:style-name="P4"><text:span text:style-name="T8">namebypost</text:span><text:span text:style-name="T7"> </text:span><text:span text:style-name="T3">&lt;</text:span><text:span text:style-name="T4">input</text:span><text:span text:style-name="T5"> </text:span><text:span text:style-name="T6">type</text:span><text:span text:style-name="T7">=</text:span><text:span text:style-name="T9">"text"</text:span><text:span text:style-name="T5"> </text:span><text:span text:style-name="T6">name</text:span><text:span text:style-name="T7">=</text:span><text:span text:style-name="T9">"usrname"</text:span><text:span text:style-name="T3">/&gt;</text:span></text:p>
      <text:p text:style-name="P4"><text:span text:style-name="T3">&lt;</text:span><text:span text:style-name="T4">input</text:span><text:span text:style-name="T5"> </text:span><text:span text:style-name="T6">type</text:span><text:span text:style-name="T7">=</text:span><text:span text:style-name="T9">"submit"</text:span><text:span text:style-name="T3">/&gt;</text:span></text:p>
      <text:p text:style-name="P4"><text:span text:style-name="T3">&lt;/</text:span><text:span text:style-name="T4">form</text:span><text:span text:style-name="T3">&gt;</text:span></text:p>
      <text:p text:style-name="P5"/>
      <text:p text:style-name="P4"><text:span text:style-name="T3">&lt;</text:span><text:span text:style-name="T4">form</text:span><text:span text:style-name="T5"> </text:span><text:span text:style-name="T6">action</text:span><text:span text:style-name="T7">=</text:span><text:span text:style-name="T9">"newservlet"</text:span><text:span text:style-name="T5"> </text:span><text:span text:style-name="T6">method</text:span><text:span text:style-name="T7">=</text:span><text:span text:style-name="T9">"get"</text:span><text:span text:style-name="T3">&gt;</text:span></text:p>
      <text:p text:style-name="P4"><text:span text:style-name="T7">name1byget </text:span><text:span text:style-name="T3">&lt;</text:span><text:span text:style-name="T4">input</text:span><text:span text:style-name="T5"> </text:span><text:span text:style-name="T6">type</text:span><text:span text:style-name="T7">=</text:span><text:span text:style-name="T9">"text"</text:span><text:span text:style-name="T5"> </text:span><text:span text:style-name="T6">name</text:span><text:span text:style-name="T7">=</text:span><text:span text:style-name="T9">"usrname1"</text:span><text:span text:style-name="T3">/&gt;</text:span></text:p>
      <text:p text:style-name="P4"><text:span text:style-name="T3">&lt;</text:span><text:span text:style-name="T4">input</text:span><text:span text:style-name="T5"> </text:span><text:span text:style-name="T6">type</text:span><text:span text:style-name="T7">=</text:span><text:span text:style-name="T9">"submit"</text:span><text:span text:style-name="T3">/&gt;</text:span></text:p>
      <text:p text:style-name="P4"><text:span text:style-name="T3">&lt;/</text:span><text:span text:style-name="T4">form</text:span><text:span text:style-name="T3">&gt;</text:span></text:p>
      <text:p text:style-name="P5"/>
      <text:p text:style-name="P4"><text:span text:style-name="T3">&lt;/</text:span><text:span text:style-name="T4">body</text:span><text:span text:style-name="T3">&gt;</text:span></text:p>
      <text:p text:style-name="P3"><text:span text:style-name="T3">&lt;/</text:span><text:span text:style-name="T4">html</text:span><text:span text:style-name="T3">&gt;</text:span></text:p>
      <text:p text:style-name="P7"/>
      <text:p text:style-name="P7">servlet</text:p>
      <text:p text:style-name="P7">package com.diablo;</text:p>
      <text:p text:style-name="P7"/>
      <text:p text:style-name="P7">import java.io.IOException;</text:p>
      <text:p text:style-name="P7">import java.io.PrintWriter;</text:p>
      <text:p text:style-name="P7"/>
      <text:p text:style-name="P7">import javax.servlet.ServletException;</text:p>
      <text:p text:style-name="P7">import javax.servlet.annotation.WebServlet;</text:p>
      <text:p text:style-name="P7">import javax.servlet.http.HttpServlet;</text:p>
      <text:p text:style-name="P7">import javax.servlet.http.HttpServletRequest;</text:p>
      <text:p text:style-name="P7">import javax.servlet.http.HttpServletResponse;</text:p>
      <text:p text:style-name="P7"/>
      <text:p text:style-name="P7">/**</text:p>
      <text:p text:style-name="P7"><text:s/>* Servlet implementation class newservlet</text:p>
      <text:p text:style-name="P7"><text:s/>*/</text:p>
      <text:p text:style-name="P7">@WebServlet("/newservlet")</text:p>
      <text:p text:style-name="P7">public class newservlet extends HttpServlet {</text:p>
      <text:p text:style-name="P7"><text:tab/>private static final long serialVersionUID = 1L;</text:p>
      <text:p text:style-name="P7"/>
      <text:p text:style-name="P7"><text:tab/>/**</text:p>
      <text:p text:style-name="P7"><text:tab/> * @see HttpServlet#doGet(HttpServletRequest request, HttpServletResponse response)</text:p>
      <text:p text:style-name="P7"><text:tab/> */</text:p>
      <text:p text:style-name="P7"><text:tab/>protected void doGet(HttpServletRequest request, HttpServletResponse response) throws ServletException, IOException {</text:p>
      <text:p text:style-name="P7"><text:tab/><text:tab/>String sts = request.getParameter("usrname1");</text:p>
      <text:p text:style-name="P7"><text:tab/><text:tab/>PrintWriter pw = response.getWriter();</text:p>
      <text:p text:style-name="P7"><text:tab/><text:tab/>pw.println("hi from get "+sts);</text:p>
      <text:p text:style-name="P7"><text:tab/><text:tab/></text:p>
      <text:p text:style-name="P7"><text:tab/>}</text:p>
      <text:p text:style-name="P7"/>
      <text:p text:style-name="P7"><text:tab/>/**</text:p>
      <text:p text:style-name="P7"><text:tab/> * @see HttpServlet#doPost(HttpServletRequest request, HttpServletResponse response)</text:p>
      <text:p text:style-name="P7"><text:tab/> */</text:p>
      <text:p text:style-name="P7"><text:tab/>protected void doPost(HttpServletRequest request, HttpServletResponse response) throws ServletException, IOException {</text:p>
      <text:p text:style-name="P7"><text:tab/><text:tab/>String sts = request.getParameter("usrname");</text:p>
      <text:p text:style-name="P7"><text:tab/><text:tab/>PrintWriter pw = response.getWriter();</text:p>
      <text:p text:style-name="P7"><text:soft-page-break/><text:tab/><text:tab/>pw.println("hi from post "+sts);</text:p>
      <text:p text:style-name="P7"><text:tab/>}</text:p>
      <text:p text:style-name="P7"/>
      <text:p text:style-name="P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1:40:34.986044831</meta:creation-date>
    <meta:editing-duration>PT3M30S</meta:editing-duration>
    <meta:editing-cycles>3</meta:editing-cycles>
    <meta:generator>LibreOffice/5.1.6.2$Linux_X86_64 LibreOffice_project/10m0$Build-2</meta:generator>
    <dc:date>2017-07-09T21:54:25.734498950</dc:date>
    <meta:document-statistic meta:table-count="0" meta:image-count="0" meta:object-count="0" meta:page-count="3" meta:paragraph-count="79" meta:word-count="336" meta:character-count="3000" meta:non-whitespace-character-count="2691"/>
  </office:meta>
</office:document-meta>
</file>